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0339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4736in"/>
    </style:style>
    <style:style style:name="co12" style:family="table-column">
      <style:table-column-properties fo:break-before="auto" style:column-width="3.6555in"/>
    </style:style>
    <style:style style:name="co13" style:family="table-column">
      <style:table-column-properties fo:break-before="auto" style:column-width="1.379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17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628in" fo:break-before="auto" style:use-optimal-row-height="false"/>
    </style:style>
    <style:style style:name="ro5" style:family="table-row">
      <style:table-row-properties style:row-height="0.589in" fo:break-before="auto" style:use-optimal-row-height="false"/>
    </style:style>
    <style:style style:name="ro6" style:family="table-row">
      <style:table-row-properties style:row-height="0.9583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898in" fo:break-before="auto" style:use-optimal-row-height="fals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6008in" fo:break-before="auto" style:use-optimal-row-height="false"/>
    </style:style>
    <style:style style:name="ro11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539in" fo:break-before="auto" style:use-optimal-row-height="false"/>
    </style:style>
    <style:style style:name="ro13" style:family="table-row">
      <style:table-row-properties style:row-height="0.6366in" fo:break-before="auto" style:use-optimal-row-height="fals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22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0.3055in" fo:break-before="auto" style:use-optimal-row-height="false"/>
    </style:style>
    <style:style style:name="ro18" style:family="table-row">
      <style:table-row-properties style:row-height="0.5181in" fo:break-before="auto" style:use-optimal-row-height="false"/>
    </style:style>
    <style:style style:name="ro19" style:family="table-row">
      <style:table-row-properties style:row-height="0.2528in" fo:break-before="auto" style:use-optimal-row-height="false"/>
    </style:style>
    <style:style style:name="ro20" style:family="table-row">
      <style:table-row-properties style:row-height="0.2591in" fo:break-before="auto" style:use-optimal-row-height="false"/>
    </style:style>
    <style:style style:name="ro21" style:family="table-row">
      <style:table-row-properties style:row-height="0.2299in" fo:break-before="auto" style:use-optimal-row-height="false"/>
    </style:style>
    <style:style style:name="ro22" style:family="table-row">
      <style:table-row-properties style:row-height="0.3047in" fo:break-before="auto" style:use-optimal-row-height="false"/>
    </style:style>
    <style:style style:name="ro23" style:family="table-row">
      <style:table-row-properties style:row-height="0.2811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5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fd7" fo:wrap-option="wrap" fo:border="0.06pt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55" style:family="table-cell" style:parent-style-name="Default">
      <style:table-cell-properties fo:background-color="#ffffd7" fo:border="0.06pt solid #000000" style:vertical-align="middl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ffd7" fo:border="0.06pt solid #000000" style:vertical-align="middle"/>
      <style:text-properties fo:color="#000000"/>
    </style:style>
    <style:style style:name="ce57" style:family="table-cell" style:parent-style-name="Default">
      <style:table-cell-properties fo:background-color="#ffffd7" fo:border="0.06pt solid #000000" style:vertical-align="middle"/>
    </style:style>
    <style:style style:name="ce58" style:family="table-cell" style:parent-style-name="Default">
      <style:table-cell-properties fo:background-color="#ffffd7" style:vertical-align="middle"/>
    </style:style>
    <style:style style:name="ce62" style:family="table-cell" style:parent-style-name="Default">
      <style:table-cell-properties fo:background-color="#d4f1f9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italic" style:font-weight-complex="normal" style:font-size-complex="10pt" style:font-name-complex="Lohit Devanagari" style:language-complex="hi" style:country-complex="IN" fo:language="ru" fo:country="RU" fo:text-shadow="none" fo:font-style="italic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italic" style:text-emphasize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style:font-style-complex="italic" fo:font-style="italic" style:font-style-asian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Default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8" table:default-cell-style-name="ce23"/>
        <table:table-column table:style-name="co9" table:default-cell-style-name="ce26"/>
        <table:table-column table:style-name="co10" table:default-cell-style-name="ce33"/>
        <table:table-column table:style-name="co11" table:default-cell-style-name="ce38"/>
        <table:table-column table:style-name="co12" table:default-cell-style-name="ce60"/>
        <table:table-column table:style-name="co13" table:default-cell-style-name="ce60"/>
        <table:table-column table:style-name="co14" table:number-columns-repeated="1010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_origin</text:p>
          </table:table-cell>
          <table:table-cell table:style-name="ce59"/>
          <table:table-cell table:style-name="ce34" office:value-type="string" calcext:value-type="string">
            <text:p>promwad2_new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style-name="ce59"/>
          <table:table-cell table:style-name="ce63" office:value-type="string" calcext:value-type="string">
            <text:p>ETH_CRS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style-name="ce59"/>
          <table:table-cell table:style-name="ce63" office:value-type="string" calcext:value-type="string">
            <text:p>ETH_RX_CLK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style-name="ce59"/>
          <table:table-cell table:style-name="ce63" office:value-type="string" calcext:value-type="string">
            <text:p>ETH_MDIO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Добавить функцию при инициализации. <text:s text:c="18"/>Управляет через D8 <text:s/>усилителем D10 на динамик</text:p>
          </table:table-cell>
          <table:table-cell table:style-name="ce62"/>
          <table:table-cell table:number-columns-repeated="1010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<text:span text:style-name="T4">Добавить функцию  работы с клавиатурой  </text:span>Прерывание от платы клавиатуры    </text:p>
          </table:table-cell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5">Добавить функцию  работы со светодиодом </text:span>Управляет через D8  светодиодом на плате клавиатуры</text:p>
          </table:table-cell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5">Добавить функцию  работы с внешним реле   </text:span>Управляет через D8  внешним реле </text:p>
          </table:table-cell>
          <table:table-cell table:style-name="ce62"/>
          <table:table-cell table:number-columns-repeated="1010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style-name="ce59"/>
          <table:table-cell table:style-name="ce63" office:value-type="string" calcext:value-type="string">
            <text:p>ETH_RX_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59"/>
          <table:table-cell table:style-name="ce63" office:value-type="string" calcext:value-type="string">
            <text:p>ETH_MC0</text:p>
          </table:table-cell>
          <table:table-cell table:number-columns-repeated="1010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2.75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54" office:value-type="string" calcext:value-type="string">
            <text:p><text:span text:style-name="T4">Функцию убрать.                                                         Выход  - порождает внешний сигнал БАЗА</text:span>                Сюда переходит сигнал VOL+      c PB14                                 </text:p>
          </table:table-cell>
          <table:table-cell table:style-name="ce28"/>
          <table:table-cell table:number-columns-repeated="1010"/>
        </table:table-row>
        <table:table-row table:style-name="ro5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3.3858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55" office:value-type="string" calcext:value-type="string">
            <text:p>Сюда переходит сигнал VOL- <text:s text:c="6"/>c PB15 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1.1413in" svg:height="1.4787in" svg:x="2.3236in" svg:y="3.9744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53" office:value-type="string" calcext:value-type="string">
            <text:p><text:span text:style-name="T6">CAN убрать.                                                                Сюда переходит сигнал SENS+</text:span>  c PC14</text:p>
          </table:table-cell>
          <table:table-cell table:style-name="ce59"/>
          <table:table-cell table:number-columns-repeated="1010"/>
        </table:table-row>
        <table:table-row table:style-name="ro6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1.1413in" svg:height="1.3232in" svg:x="2.3236in" svg:y="4.9327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53" office:value-type="string" calcext:value-type="string">
            <text:p><text:span text:style-name="T6">CAN убрать.                                                           Сюда переходит сигнал SENS-</text:span>  c PC15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style-name="ce59" table:number-columns-repeated="2"/>
          <table:table-cell table:number-columns-repeated="1010"/>
        </table:table-row>
        <table:table-row table:style-name="ro7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7">Перенести </text:span><text:span text:style-name="T8">TEST_BUT </text:span>с PG11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style-name="ce59" table:number-columns-repeated="2"/>
          <table:table-cell table:number-columns-repeated="1010"/>
        </table:table-row>
        <table:table-row table:style-name="ro7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7">Перенести </text:span><text:span text:style-name="T8">TEST_LED </text:span>с PG13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style-name="ce59" table:number-columns-repeated="2"/>
          <table:table-cell table:number-columns-repeated="1010"/>
        </table:table-row>
        <table:table-row table:style-name="ro8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style-name="ce57" office:value-type="string" calcext:value-type="string">
            <text:p>Переходит <text:s/>на <text:s/>PA9</text:p>
          </table:table-cell>
          <table:table-cell table:style-name="ce59"/>
          <table:table-cell table:number-columns-repeated="1010"/>
        </table:table-row>
        <table:table-row table:style-name="ro9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style-name="ce57" office:value-type="string" calcext:value-type="string">
            <text:p>Переходит <text:s/>на <text:s/>PA10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style-name="ce59" table:number-columns-repeated="2"/>
          <table:table-cell table:number-columns-repeated="1010"/>
        </table:table-row>
        <table:table-row table:style-name="ro10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1.1413in" svg:height="0.7083in" svg:x="2.3236in" svg:y="10.69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54" office:value-type="string" calcext:value-type="string">
            <text:p><text:span text:style-name="T4">Вход — Наличие 48В — просто выпилить из кода  Функцию убрать.                                               </text:span>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1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54" office:value-type="string" calcext:value-type="string">
            <text:p><text:span text:style-name="T4">Выход  - порождает внешний сигнал ГАРНИТУРА Функцию убрать.                                                   </text:span>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2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54" office:value-type="string" calcext:value-type="string">
            <text:p><text:span text:style-name="T4">Выход  - порождает внешний сигнал ТРУБКА   Функцию убрать.</text:span>                                                        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3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1.1413in" svg:height="0.7083in" svg:x="2.3236in" svg:y="12.3787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54" office:value-type="string" calcext:value-type="string">
            <text:p><text:span text:style-name="T7">Выход  - порождает внешний сигнал ТАНГЕНТА     </text:span><text:span text:style-name="T9">Функцию убрать.                                             Сконфигурировать I2C3 для клавиатуры</text:span>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3.015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54" office:value-type="string" calcext:value-type="string">
            <text:p><text:span text:style-name="T7">Подтяжка к земле через нулевой резистор     </text:span><text:span text:style-name="T9">Функцию убрать.</text:span>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3.507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13.998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4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1.1413in" svg:height="0.7083in" svg:x="4.9126in" svg:y="14.6744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54" office:value-type="string" calcext:value-type="string">
            <text:p>Вход кнопки — перенести на PA11 <text:s text:c="4"/>Реализовать обработку сигнала <text:s/>GPIO <text:s/>от CODEC</text:p>
          </table:table-cell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54" office:value-type="string" calcext:value-type="string">
            <text:p>Вход кнопки — перенести на PA12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функцию включения внешнего светодиода НОРМА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59" table:number-columns-repeated="2"/>
          <table:table-cell table:number-columns-repeated="1010"/>
        </table:table-row>
        <table:table-row table:style-name="ro16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7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59" table:number-columns-repeated="2"/>
          <table:table-cell table:number-columns-repeated="1010"/>
        </table:table-row>
        <table:table-row table:style-name="ro18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25.5835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9"/>
          <table:table-cell table:number-columns-repeated="1010"/>
        </table:table-row>
        <table:table-row table:style-name="ro19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0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1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54" office:value-type="string" calcext:value-type="string">
            <text:p>Вход — управляющий 0 <text:s/>перевести на PB5</text:p>
          </table:table-cell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54" office:value-type="string" calcext:value-type="string">
            <text:p>Выход — управляющая 1 <text:s/>перевести на PB9</text:p>
          </table:table-cell>
          <table:table-cell table:style-name="ce59"/>
          <table:table-cell table:number-columns-repeated="1010"/>
        </table:table-row>
        <table:table-row table:style-name="ro22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3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0.3673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59" table:number-columns-repeated="2"/>
          <table:table-cell table:number-columns-repeated="1010"/>
        </table:table-row>
        <table:table-row table:style-name="ro24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25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57" office:value-type="string" calcext:value-type="string">
            <text:p>Переконфигурировать входы <text:s/>выходы <text:s/>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57" office:value-type="string" calcext:value-type="string">
            <text:p><text:s/>и <text:s/>управление <text:s text:c="2"/>CODEC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39" office:value-type="string" calcext:value-type="string">
            <office:annotation draw:style-name="gr1" draw:text-style-name="P4" svg:width="1.1413in" svg:height="0.7083in" svg:x="3.2508in" svg:y="36.3535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56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MIC3_R</text:p>
          </table:table-cell>
          <table:table-cell table:number-columns-repeated="2"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1.1413in" svg:height="0.7083in" svg:x="2.3236in" svg:y="37.2421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39" office:value-type="string" calcext:value-type="string">
            <office:annotation draw:style-name="gr1" draw:text-style-name="P4" svg:width="1.1413in" svg:height="0.7083in" svg:x="3.2508in" svg:y="37.2421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office:value-type="string" calcext:value-type="string">
            <office:annotation draw:style-name="gr1" draw:text-style-name="P4" svg:width="1.1413in" svg:height="0.7083in" svg:x="2.3236in" svg:y="37.4189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7.4063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7.5843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3.2508in" svg:y="37.7618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GPIO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58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K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/S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CL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DA/MOSI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DA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number-columns-repeated="7"/>
          <table:table-cell table:style-name="ce39" table:number-columns-repeated="3"/>
          <table:table-cell table:number-columns-repeated="1013"/>
        </table:table-row>
        <table:table-row table:style-name="ro1" table:number-rows-repeated="10484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4:33:11.8997679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3T19:04:00.186732877</dc:date>
    <meta:editing-duration>PT13H27M25S</meta:editing-duration>
    <meta:editing-cycles>145</meta:editing-cycles>
    <meta:document-statistic meta:table-count="1" meta:cell-count="917" meta:object-count="0"/>
  </office:meta>
</office:document-meta>
</file>